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P13" style:parent-style-name="Standard" style:list-style-name="LFO3" style:family="paragraph"/>
    <style:style style:name="P14" style:parent-style-name="Standard" style:list-style-name="LFO4" style:family="paragraph"/>
    <style:style style:name="P15" style:parent-style-name="Standard" style:list-style-name="LFO4" style:family="paragraph"/>
    <style:style style:name="P16" style:parent-style-name="Standard" style:list-style-name="LFO4" style:family="paragraph"/>
    <style:style style:name="P17" style:parent-style-name="Standard" style:list-style-name="LFO4" style:family="paragraph"/>
    <style:style style:name="P18" style:parent-style-name="Standard" style:list-style-name="LFO4" style:family="paragraph"/>
    <style:style style:name="P19" style:parent-style-name="Standard" style:list-style-name="LFO4" style:family="paragraph"/>
    <style:style style:name="P20" style:parent-style-name="Standard" style:list-style-name="LFO4" style:family="paragraph"/>
    <style:style style:name="P21" style:parent-style-name="Standard" style:list-style-name="LFO5" style:family="paragraph"/>
    <style:style style:name="P22" style:parent-style-name="Standard" style:list-style-name="LFO5" style:family="paragraph"/>
    <style:style style:name="P23" style:parent-style-name="Standard" style:list-style-name="LFO5" style:family="paragraph"/>
    <style:style style:name="P24" style:parent-style-name="Standard" style:list-style-name="LFO5" style:family="paragraph"/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6" style:family="paragraph"/>
    <style:style style:name="P29" style:parent-style-name="Standard" style:list-style-name="LFO6" style:family="paragraph"/>
    <style:style style:name="P30" style:parent-style-name="Standard" style:list-style-name="LFO6" style:family="paragraph"/>
    <style:style style:name="P31" style:parent-style-name="Standard" style:list-style-name="LFO6" style:family="paragraph"/>
    <style:style style:name="P32" style:parent-style-name="Standard" style:list-style-name="LFO6" style:family="paragraph"/>
    <style:style style:name="P33" style:parent-style-name="Standard" style:list-style-name="LFO7" style:family="paragraph"/>
    <style:style style:name="P34" style:parent-style-name="Standard" style:list-style-name="LFO7" style:family="paragraph"/>
    <style:style style:name="P35" style:parent-style-name="Standard" style:list-style-name="LFO7" style:family="paragraph"/>
    <style:style style:name="P36" style:parent-style-name="Standard" style:list-style-name="LFO7" style:family="paragraph"/>
    <style:style style:name="P37" style:parent-style-name="Standard" style:list-style-name="LFO8" style:family="paragraph"/>
    <style:style style:name="P38" style:parent-style-name="Standard" style:list-style-name="LFO8" style:family="paragraph"/>
    <style:style style:name="P39" style:parent-style-name="Standard" style:list-style-name="LFO8" style:family="paragraph"/>
    <style:style style:name="P40" style:parent-style-name="Standard" style:list-style-name="LFO9" style:family="paragraph"/>
    <style:style style:name="P41" style:parent-style-name="Standard" style:list-style-name="LFO9" style:family="paragraph"/>
    <style:style style:name="P42" style:parent-style-name="Standard" style:list-style-name="LFO9" style:family="paragraph"/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P62" style:parent-style-name="Standard" style:list-style-name="LFO10" style:family="paragraph"/>
    <style:style style:name="P63" style:parent-style-name="Standard" style:list-style-name="LFO10" style:family="paragraph"/>
    <style:style style:name="P64" style:parent-style-name="Standard" style:list-style-name="LFO10" style:family="paragraph"/>
    <style:style style:name="P65" style:parent-style-name="Standard" style:list-style-name="LFO10" style:family="paragraph"/>
    <style:style style:name="P66" style:parent-style-name="Standard" style:list-style-name="LFO11" style:family="paragraph"/>
    <style:style style:name="P67" style:parent-style-name="Standard" style:list-style-name="LFO11" style:family="paragraph"/>
    <style:style style:name="P68" style:parent-style-name="Standard" style:list-style-name="LFO11" style:family="paragraph"/>
    <style:style style:name="P69" style:parent-style-name="Standard" style:list-style-name="LFO11" style:family="paragraph"/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Standard" style:list-style-name="LFO12" style:family="paragraph"/>
    <style:style style:name="P74" style:parent-style-name="Standard" style:list-style-name="LFO12" style:family="paragraph"/>
    <style:style style:name="P75" style:parent-style-name="Standard" style:list-style-name="LFO13" style:family="paragraph"/>
    <style:style style:name="P76" style:parent-style-name="Standard" style:list-style-name="LFO13" style:family="paragraph"/>
    <style:style style:name="P77" style:parent-style-name="Standard" style:list-style-name="LFO13" style:family="paragraph"/>
    <style:style style:name="P78" style:parent-style-name="Standard" style:list-style-name="LFO13" style:family="paragraph"/>
    <style:style style:name="P79" style:parent-style-name="Standard" style:list-style-name="LFO13" style:family="paragraph"/>
  </office:automatic-styles>
  <office:body>
    <office:text text:use-soft-page-breaks="true">
      <text:p text:style-name="P1">Requisitos de Interfaz</text:p>
      <text:p text:style-name="Standard"/>
      <text:p text:style-name="Standard">RI 1: <text:s text:c="13"/>La aplicación debe contar con un botón "Home" que llevara al usuario a la Landing<text:s/><text:tab/><text:tab/>Page. El mismo debe ser accesible desde todas las vistas de la aplicación.</text:p>
      <text:p text:style-name="Standard">RI 2:<text:tab/><text:tab/>La aplicación debe contar con una sección en la parte superior derecha dedicada a<text:s/><text:tab/><text:tab/>login del usuario, tanto docente como estudiante. La misma debe verse desde todas</text:p>
      <text:p text:style-name="Standard"><text:tab/><text:tab/>las vistas de la aplicación, y debe ofrecer un menú contextual para:</text:p>
      <text:list text:style-name="LFO1" text:continue-numbering="true">
        <text:list-item>
          <text:p text:style-name="P2">Mi Cuenta</text:p>
        </text:list-item>
        <text:list-item>
          <text:p text:style-name="P3">Mis cursos (En curso para estudiantes / Creados para docentes)</text:p>
        </text:list-item>
        <text:list-item>
          <text:p text:style-name="P4">Jugar</text:p>
        </text:list-item>
        <text:list-item>
          <text:p text:style-name="P5">Acerca De / Contacto</text:p>
        </text:list-item>
      </text:list>
      <text:p text:style-name="Standard">RI 2.1<text:s/><text:tab/><text:tab/>Para ingresar al sistema, se solicitaran:</text:p>
      <text:list text:style-name="LFO2" text:continue-numbering="true">
        <text:list-item>
          <text:p text:style-name="P6">Nombre de Usuario</text:p>
        </text:list-item>
        <text:list-item>
          <text:p text:style-name="P7">Contraseña</text:p>
        </text:list-item>
      </text:list>
      <text:p text:style-name="Standard">RI 3:<text:s/><text:tab/><text:tab/>Interfaz Gráfica - Menú Cursos en progreso de Estudiante<text:line-break/>RI 3.1:<text:s/><text:tab/>Debe contar con una lista de los cursos en los que participa, ordenado en forma<text:s/><text:tab/><text:tab/><text:tab/>vertical en la parte central de la pantalla.<text:s/><text:line-break/>RI 3.1.1:<text:s/><text:tab/>En cada curso debe informarse:</text:p>
      <text:list text:style-name="LFO3" text:continue-numbering="true">
        <text:list-item>
          <text:p text:style-name="P8">Tipo de Juego</text:p>
        </text:list-item>
        <text:list-item>
          <text:p text:style-name="P9">Nombre</text:p>
        </text:list-item>
        <text:list-item>
          <text:p text:style-name="P10">Progreso del curso (Escenarios completados / Escenarios totales)</text:p>
        </text:list-item>
        <text:list-item>
          <text:p text:style-name="P11">Puntaje promedio</text:p>
        </text:list-item>
      </text:list>
      <text:p text:style-name="Standard">Y a su vez debe haber botones para:</text:p>
      <text:list text:style-name="LFO3" text:continue-numbering="true">
        <text:list-item>
          <text:p text:style-name="P12">Continuar desde el ultimo escenario jugado</text:p>
        </text:list-item>
        <text:list-item>
          <text:p text:style-name="P13">Comenzar desde el principio<text:line-break/><text:s text:c="13"/><text:tab/></text:p>
        </text:list-item>
      </text:list>
      <text:p text:style-name="Standard">RF 4 <text:s/><text:tab/><text:tab/>Interfaz Gráfica – Menú Cursos Creados (Docente)</text:p>
      <text:p text:style-name="Standard">RF 4.1<text:tab/><text:tab/>El menú debe tener una lista de los cursos creados, <text:s/>ordenado en forma<text:s/><text:tab/><text:tab/><text:tab/><text:tab/>vertical en la parte central de la pantalla. Debe tener también un botón para crear un<text:s/><text:tab/><text:tab/>nuevo curso.</text:p>
      <text:p text:style-name="Standard">RF 4.1.1<text:tab/>Al crear un nuevo curso, se debe solicitar el tipo de juego y el nombre. Luego se<text:s/><text:tab/><text:tab/>re direccionara a</text:p>
      <text:p text:style-name="Standard">RF 4.1.2<text:s/><text:tab/>Cada curso creado debe informar:</text:p>
      <text:list text:style-name="LFO4" text:continue-numbering="true">
        <text:list-item>
          <text:p text:style-name="P14">Fecha de Creación</text:p>
        </text:list-item>
        <text:list-item>
          <text:p text:style-name="P15">Nombre (Editable)</text:p>
        </text:list-item>
        <text:list-item>
          <text:p text:style-name="P16">Tipo de Juego</text:p>
        </text:list-item>
        <text:list-item>
          <text:p text:style-name="P17">Cantidad de Escenarios</text:p>
        </text:list-item>
      </text:list>
      <text:p text:style-name="Standard">A su vez, debe contar con botones para:</text:p>
      <text:list text:style-name="LFO4" text:continue-numbering="true">
        <text:list-item>
          <text:p text:style-name="P18">Eliminarlo</text:p>
        </text:list-item>
        <text:list-item>
          <text:p text:style-name="P19">Modificarlo</text:p>
        </text:list-item>
        <text:list-item>
          <text:p text:style-name="P20">Ver Estadísticas</text:p>
        </text:list-item>
      </text:list>
      <text:p text:style-name="Standard">RF 5<text:tab/><text:tab/>Interfaz Gráfica – Menú Editar Cursos.<text:line-break/>RF 5.1<text:tab/><text:tab/>Este menú deberá Informar:</text:p>
      <text:list text:style-name="LFO5" text:continue-numbering="true">
        <text:list-item>
          <text:p text:style-name="P21">Cantidad de Escenarios</text:p>
        </text:list-item>
        <text:list-item>
          <text:p text:style-name="P22">Creador</text:p>
        </text:list-item>
        <text:list-item>
          <text:p text:style-name="P23">Fecha de Creación</text:p>
        </text:list-item>
      </text:list>
      <text:p text:style-name="Standard">A su vez, debe contar con botones para:</text:p>
      <text:list text:style-name="LFO5" text:continue-numbering="true">
        <text:list-item>
          <text:p text:style-name="P24">Eliminar curso</text:p>
        </text:list-item>
        <text:list-item>
          <text:p text:style-name="P25">Editar Escenario (1 por Escenario)</text:p>
        </text:list-item>
        <text:list-item>
          <text:p text:style-name="P26">Eliminar Escenario (1 por Escenario)</text:p>
        </text:list-item>
        <text:list-item>
          <text:p text:style-name="P27">Volver a "Mis Cursos"</text:p>
        </text:list-item>
      </text:list>
      <text:p text:style-name="Standard">RF 6<text:tab/><text:tab/>Interfaz Gráfica – Editar Escenario</text:p>
      <text:p text:style-name="Standard">RF 6.1<text:s/><text:tab/>Debe contar con los recursos necesarios para editar el escenario en cuestión. Variara<text:s/><text:tab/><text:tab/>según el tipo de Juego. En el caso del laberinto, deberá tener un editor de mapas del<text:s/><text:tab/><text:tab/>mismo por ejemplo.</text:p>
      <text:p text:style-name="Standard">RF 6.2 <text:s text:c="3"/><text:tab/>El menú deberá contar con los siguientes datos comunes modificables:</text:p>
      <text:list text:style-name="LFO6" text:continue-numbering="true">
        <text:list-item>
          <text:p text:style-name="P28">Tiempo "par" (Optimo esperado)</text:p>
        </text:list-item>
        <text:list-item>
          <text:p text:style-name="P29">Bloques permitidos</text:p>
        </text:list-item>
        <text:list-item>
          <text:p text:style-name="P30">Cantidad máxima absoluta de bloques</text:p>
        </text:list-item>
        <text:list-item>
          <text:p text:style-name="P31">Sugerencia o "Hint"</text:p>
        </text:list-item>
        <text:list-item>
          <text:p text:style-name="P32">Solución propuesta</text:p>
        </text:list-item>
      </text:list>
      <text:p text:style-name="Standard"/>
      <text:p text:style-name="Standard">RF 7<text:tab/><text:tab/>Interfaz Gráfica – Menú Administrar Cuenta</text:p>
      <text:p text:style-name="Standard">RF 7.1<text:tab/><text:tab/>Debe brindar campos editables para modificar:</text:p>
      <text:list text:style-name="LFO7" text:continue-numbering="true">
        <text:list-item>
          <text:p text:style-name="P33">Nombre</text:p>
        </text:list-item>
        <text:list-item>
          <text:p text:style-name="P34">Apellido</text:p>
        </text:list-item>
        <text:list-item>
          <text:p text:style-name="P35">URL</text:p>
        </text:list-item>
        <text:list-item>
          <text:p text:style-name="P36">Email</text:p>
        </text:list-item>
      </text:list>
      <text:p text:style-name="Standard">RF 7.2<text:s/><text:tab/>Debe brindar una opción para cambiar contraseña, compuesta de:</text:p>
      <text:list text:style-name="LFO8" text:continue-numbering="true">
        <text:list-item>
          <text:p text:style-name="P37">Contraseña Actual</text:p>
        </text:list-item>
        <text:list-item>
          <text:p text:style-name="P38">Nueva Contraseña</text:p>
        </text:list-item>
        <text:list-item>
          <text:p text:style-name="P39">Confirmar Nueva Contraseña</text:p>
        </text:list-item>
      </text:list>
      <text:p text:style-name="Standard">RF 8<text:tab/><text:tab/>Interfaz Gráfica – Menú Jugar Escenario</text:p>
      <text:p text:style-name="Standard">RF 8.1<text:tab/><text:tab/>El mismo se mostrara en disposición, contando con los siguientes elementos</text:p>
      <text:p text:style-name="Standard"><text:tab/><text:tab/>ordenados de izquierda a derecha:</text:p>
      <text:list text:style-name="LFO9" text:continue-numbering="true">
        <text:list-item>
          <text:p text:style-name="P40">Interfaz interactiva Blockly</text:p>
        </text:list-item>
        <text:list-item>
          <text:p text:style-name="P41">Botonera con botones para "Ejecutar Algoritmo", "Reiniciar" y "Consejo"</text:p>
        </text:list-item>
        <text:list-item>
          <text:p text:style-name="P42">Interfaz gráfica del videojuego que corresponda al escenario</text:p>
        </text:list-item>
      </text:list>
      <text:p text:style-name="Standard">RF 8.2<text:s/><text:tab/>Luego de ejecutar el algoritmo construido en la interfaz Blockly, Se debe dar un<text:s/><text:tab/><text:tab/><text:tab/>feedback al usuario de lo sucedido (Tanto haya sido correcto como errado) a través<text:s/><text:tab/><text:tab/>de un popup o una notificación de algún tipo</text:p>
      <text:p text:style-name="Standard">RF 8.3<text:tab/><text:tab/>Debe contar también con algún botón para volver al índice del curso en el que se<text:s/><text:tab/><text:tab/>encuentra dicho escenario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Requisitos funcionales</text:span></text:p>
      <text:p text:style-name="Standard"/>
      <text:p text:style-name="Standard">RF 1<text:tab/><text:tab/>El sistema debe ofrecer una serie de juegos interactivos cuyas soluciones se<text:s/><text:tab/><text:tab/><text:tab/>alcanzaran a través de una combinación de bloques algorítmicos por parte de los<text:s/><text:tab/><text:tab/><text:tab/>estudiantes.</text:p>
      <text:p text:style-name="Standard">RF 1.1 <text:s text:c="12"/>Debe haber 2 variedades de los mencionados juegos, pudiendo haber más de 2 de<text:s/><text:tab/><text:tab/>forma opcional.</text:p>
      <text:p text:style-name="Standard">RF 1.2 <text:s text:c="12"/>Dichos juegos deben exigir el uso de los siguientes conceptos algorítmicos:<text:s/><text:tab/><text:tab/><text:tab/>Estructuras de selección (Simples y Múltiples), Estructuras de iteración, Variables, <text:s/><text:tab/><text:tab/>Funciones y Procedimientos</text:p>
      <text:p text:style-name="Standard">RF 1.3 <text:s text:c="12"/>Dichos juegos deben poder exportar sus soluciones a algún lenguaje de<text:s/><text:tab/><text:tab/><text:tab/><text:tab/>programación, con el objetivo de que el estudiante asocie los bloques con código<text:s/><text:tab/><text:tab/>fuente</text:p>
      <text:p text:style-name="Standard">RF 1.4 <text:s text:c="12"/>Los juegos deben ser inclusivos para ambos géneros.</text:p>
      <text:p text:style-name="Standard">RF 1.5 <text:s text:c="12"/>Los juegos no deben requerir conocimientos previos en programación ni algoritmia</text:p>
      <text:p text:style-name="Standard">RF 2 <text:s text:c="15"/>El sistema debe permitir generar nuevas instancias de cada uno de estos juegos para<text:s/><text:tab/><text:tab/>que el docente las configure como desee, a partir de ahora llamados<text:s/><text:span text:style-name="T61">Escenarios</text:span>. Las<text:s/><text:tab/><text:tab/>propiedades configurables de cada uno deben ser:</text:p>
      <text:list text:style-name="LFO10" text:continue-numbering="true">
        <text:list-item>
          <text:p text:style-name="P62">Calidad y Cantidad de Bloques para la resolución</text:p>
        </text:list-item>
        <text:list-item>
          <text:p text:style-name="P63">Cantidad máxima absoluta de bloques a usar</text:p>
        </text:list-item>
        <text:list-item>
          <text:p text:style-name="P64">Sugerencia (Hint) (Opcional)</text:p>
        </text:list-item>
        <text:list-item>
          <text:p text:style-name="P65">Solución Propuesta por el docente (Opcional)</text:p>
        </text:list-item>
      </text:list>
      <text:p text:style-name="Standard">RF 2.1 <text:s text:c="12"/>Cada Escenario completado debe registrar e informar:</text:p>
      <text:list text:style-name="LFO11" text:continue-numbering="true">
        <text:list-item>
          <text:p text:style-name="P66">Tiempo de resolución</text:p>
        </text:list-item>
        <text:list-item>
          <text:p text:style-name="P67">Solución Brindada</text:p>
        </text:list-item>
        <text:list-item>
          <text:p text:style-name="P68">Traducción de solución a un lenguaje de programación</text:p>
        </text:list-item>
        <text:list-item>
          <text:p text:style-name="P69">Puntaje (En base al tiempo de resolución)</text:p>
        </text:list-item>
      </text:list>
      <text:p text:style-name="Standard">RF 3 <text:s text:c="15"/>El sistema debe permitir la creación de<text:s/><text:span text:style-name="T70">Cursos<text:s/></text:span>por parte de los docentes, los cuales<text:s/><text:tab/><text:tab/>serán una serie ordenada de<text:s/><text:span text:style-name="T71">Escenarios<text:s/></text:span>que definirán el flujo de juego para los<text:s/><text:tab/><text:tab/><text:tab/>estudiantes.</text:p>
      <text:p text:style-name="Standard">RF 3.1<text:tab/><text:tab/>Cada curso debe tener una cantidad flexible de escenarios.</text:p>
      <text:p text:style-name="Standard">RF 3.2<text:tab/><text:tab/>El docente tiene que poder establecer si es menester que los escenarios sean jugados<text:s/><text:tab/><text:tab/>en orden (Opcional)</text:p>
      <text:p text:style-name="Standard">RF 3.3<text:s/><text:tab/>Cada estudiante debe poder suscribirse a dichos Cursos, lo cual lo habilitara para<text:s/><text:tab/><text:tab/>jugar el mismo, y se persistirá su progreso dentro de su perfil</text:p>
      <text:p text:style-name="Standard">RF 3.4<text:s/><text:tab/>No debe ser necesario asociarse como estudiante para jugar los cursos, pero no se<text:s/><text:tab/><text:tab/>persistirá su progreso ni se realizara ningún seguimiento sobre el mismo. Estos<text:s/><text:tab/><text:tab/><text:tab/>usuarios se llamaran<text:s/><text:span text:style-name="T72">Visitantes</text:span></text:p>
      <text:p text:style-name="Standard">RF 3.5 <text:s text:c="12"/>El sistema debe registrar datos estadísticos de cada Escenario del curso, siendo<text:s/><text:tab/><text:tab/><text:tab/>estos:</text:p>
      <text:list text:style-name="LFO12" text:continue-numbering="true">
        <text:list-item>
          <text:p text:style-name="P73">Intentos Totales</text:p>
        </text:list-item>
        <text:list-item>
          <text:p text:style-name="P74">Intentos Fallidos</text:p>
        </text:list-item>
      </text:list>
      <text:p text:style-name="Standard">RF 4<text:tab/><text:tab/>El sistema deberá persistir la información de:</text:p>
      <text:list text:style-name="LFO13" text:continue-numbering="true">
        <text:list-item>
          <text:p text:style-name="P75">Docentes (Con sus cursos creados)</text:p>
        </text:list-item>
        <text:list-item>
          <text:p text:style-name="P76">Estudiantes (Con su progreso detallado en los cursos suscriptos)</text:p>
        </text:list-item>
        <text:list-item>
          <text:p text:style-name="P77">Juegos (Con sus reglas y bloques)</text:p>
        </text:list-item>
        <text:list-item>
          <text:p text:style-name="P78">Escenarios (Con su configuración y parámetros)</text:p>
        </text:list-item>
        <text:list-item>
          <text:p text:style-name="P79">Cursos (Con sus escenarios ordenados y configuración)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</dc:creator>
    <meta:creation-date>2009-04-16T11:32:00Z</meta:creation-date>
    <dc:date>2018-09-18T04:14:00Z</dc:date>
    <meta:template xlink:href="Normal.dotm" xlink:type="simple"/>
    <meta:editing-cycles>4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1" meta:paragraph-count="11" meta:word-count="923" meta:character-count="5990" meta:row-count="42" meta:non-whitespace-character-count="5078"/>
  </office:meta>
</office:document-meta>
</file>